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O" officeooo:rsid="000d58f8" officeooo:paragraph-rsid="000d58f8"/>
    </style:style>
    <style:style style:name="P2" style:family="paragraph" style:parent-style-name="Standard">
      <style:text-properties fo:language="es" fo:country="CO" officeooo:rsid="0010624f" officeooo:paragraph-rsid="00112d50"/>
    </style:style>
    <style:style style:name="P3" style:family="paragraph" style:parent-style-name="Standard">
      <style:text-properties fo:language="es" fo:country="CO" officeooo:rsid="0010624f" officeooo:paragraph-rsid="00128ca8"/>
    </style:style>
    <style:style style:name="P4" style:family="paragraph" style:parent-style-name="Standard">
      <style:text-properties fo:language="es" fo:country="CO" officeooo:rsid="00112d50" officeooo:paragraph-rsid="00112d50"/>
    </style:style>
    <style:style style:name="P5" style:family="paragraph" style:parent-style-name="Subtitle">
      <style:text-properties fo:language="es" fo:country="CO"/>
    </style:style>
    <style:style style:name="T1" style:family="text">
      <style:text-properties officeooo:rsid="000d58f8"/>
    </style:style>
    <style:style style:name="T2" style:family="text">
      <style:text-properties officeooo:rsid="000efba3"/>
    </style:style>
    <style:style style:name="T3" style:family="text">
      <style:text-properties officeooo:rsid="0010624f"/>
    </style:style>
    <style:style style:name="T4" style:family="text">
      <style:text-properties officeooo:rsid="00112d50"/>
    </style:style>
    <style:style style:name="T5" style:family="text">
      <style:text-properties officeooo:rsid="00128ca8"/>
    </style:style>
    <style:style style:name="T6" style:family="text">
      <style:text-properties officeooo:rsid="0013dad6"/>
    </style:style>
    <style:style style:name="T7" style:family="text">
      <style:text-properties officeooo:rsid="00142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licación de modelos de lenguaje para la identificación de emociones presentes en twitter durante el periodo de elecciones presidenciales en Colombia.</text:p>
      <text:h text:style-name="Heading_20_3" text:outline-level="3">Por: <text:s/><text:span text:style-name="T7">Juan Jose Iguaran Fernandez</text:span></text:h>
      <text:p text:style-name="P1"/>
      <text:p text:style-name="P1">Dentro del texto existe información objetiva, co<text:span text:style-name="T5">m</text:span>o hechos verificables e información subjetiva, que corresponde a los procesos internos que los individuos experimentan y son plasmados en el texto, tal como las opiniones.</text:p>
      <text:p text:style-name="P4">Las emociones son <text:span text:style-name="T5">parte de esta información subjetiva, y su clasificación en términos generales ha sido definida en seis emociones básicas: miedo, rabia, tristeza, alegría, sorpresa y disgusto.</text:span></text:p>
      <text:p text:style-name="P1"><text:span text:style-name="T6">La detección</text:span> de las emociones presentes en el texto es un sub campo del análisis de sentimiento en el texto <text:span text:style-name="T6">que busca determinar la polaridad y el grado de las distintas dimensiones de la subjetividad presentes en el texto</text:span>.</text:p>
      <text:p text:style-name="P1">El estudio del análisis de sentimientos en general <text:span text:style-name="T2">y de emociones en particular </text:span>se ha hecho <text:span text:style-name="T6">usualmente a través</text:span> tradicionales de NLP tales como <text:span text:style-name="T3">el empleo de modelos de aprendizaje supervisado a partir de features construidos </text:span><text:span text:style-name="T6">a partir del </text:span><text:span text:style-name="T3">texto.</text:span></text:p>
      <text:p text:style-name="P2">Durante los últimos años, estas técnicas están siendo remplazadas por modelos de lenguajes <text:span text:style-name="T6">usando</text:span> redes neuronales, en particular arquitecturas como los transformers <text:span text:style-name="T6">debido a su mejor desempeño y robustez.</text:span></text:p>
      <text:p text:style-name="P2"><text:span text:style-name="T6">U</text:span><text:span text:style-name="T4">n medio particular</text:span><text:span text:style-name="T6">mente interesante para la detección de emociones son las redes sociales</text:span><text:span text:style-name="T4"> pues son capaces de captar a una gran cantidad de usuarios sobre una gran cantidad de tópicos en un numero limitado de palabras con estilo propio. </text:span><text:span text:style-name="T6">Esto ha sido estudiado en el pasado en por ejemplo, como los análisis de texto provenientes de estas, c</text:span><text:span text:style-name="T4">oincide con lo que arrojan otr</text:span><text:span text:style-name="T6">o</text:span><text:span text:style-name="T4">s modelos de las realidades sociales tales como las encuestas de opinión.</text:span></text:p>
      <text:p text:style-name="P2"><text:span text:style-name="T4">En español existen pocos casos de detección de emociones en redes sociales, y no se conoce de ninguno que use modelos de lenguaje basado en redes neuronales para este fin en un contexto político.</text:span></text:p>
      <text:p text:style-name="P3"><text:span text:style-name="T4">EL presente </text:span><text:s/><text:span text:style-name="T5">trabajo tiene por objetivo </text:span><text:span text:style-name="T1">el empleo de modelos de lenguaje, específicamente <text:s/>B</text:span><text:span text:style-name="T6">ERT</text:span><text:span text:style-name="T1"> que es un una red neuronal pre entrenada con la wikipedia basada en transformers </text:span><text:span text:style-name="T5">para d</text:span><text:span text:style-name="T1">etectar emociones presentes en twitter durante las elecciones en </text:span><text:span text:style-name="T6">C</text:span><text:span text:style-name="T1">olomb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7:02:08.713697391</meta:creation-date>
    <dc:date>2022-08-23T18:56:59.332146429</dc:date>
    <meta:editing-duration>PT25S</meta:editing-duration>
    <meta:editing-cycles>1</meta:editing-cycles>
    <meta:document-statistic meta:table-count="0" meta:image-count="0" meta:object-count="0" meta:page-count="1" meta:paragraph-count="10" meta:word-count="341" meta:character-count="2166" meta:non-whitespace-character-count="1832"/>
    <meta:generator>LibreOffice/7.3.5.2$Linux_X86_64 LibreOffice_project/30$Build-2</meta:generator>
  </office:meta>
</office:document-meta>
</file>